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C059" svg:font-family="C059" style:font-pitch="variable"/>
    <style:font-face style:name="Cortoba" svg:font-family="Cortoba" style:font-pitch="variable"/>
    <style:font-face style:name="Jet" svg:font-family="Jet" style:font-pitch="variable"/>
    <style:font-face style:name="Lato Light" svg:font-family="'Lato Light'" style:font-pitch="variable"/>
    <style:font-face style:name="Lato Thin" svg:font-family="'Lato Thi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2.687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1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29896" officeooo:paragraph-rsid="00029896"/>
    </style:style>
    <style:style style:name="P2" style:family="paragraph" style:parent-style-name="Heading_20_1">
      <style:text-properties officeooo:rsid="00034dae" officeooo:paragraph-rsid="00034dae"/>
    </style:style>
    <style:style style:name="P3" style:family="paragraph" style:parent-style-name="Heading_20_1">
      <style:text-properties officeooo:rsid="0006ca64" officeooo:paragraph-rsid="0006ca64"/>
    </style:style>
    <style:style style:name="P4" style:family="paragraph" style:parent-style-name="Heading_20_2">
      <style:text-properties officeooo:rsid="000aa36f" officeooo:paragraph-rsid="000aa36f"/>
    </style:style>
    <style:style style:name="P5" style:family="paragraph" style:parent-style-name="Table_20_Contents">
      <style:text-properties officeooo:rsid="00034dae" officeooo:paragraph-rsid="00034dae"/>
    </style:style>
    <style:style style:name="P6" style:family="paragraph" style:parent-style-name="Table_20_Contents">
      <style:text-properties fo:font-size="12pt" officeooo:rsid="00034dae" officeooo:paragraph-rsid="00034dae" style:font-size-asian="12pt" style:font-size-complex="12pt"/>
    </style:style>
    <style:style style:name="P7" style:family="paragraph" style:parent-style-name="Table_20_Contents">
      <style:text-properties officeooo:rsid="00048730" officeooo:paragraph-rsid="00048730"/>
    </style:style>
    <style:style style:name="P8" style:family="paragraph" style:parent-style-name="Table_20_Contents">
      <style:text-properties officeooo:rsid="0005f1a3" officeooo:paragraph-rsid="0005f1a3"/>
    </style:style>
    <style:style style:name="P9" style:family="paragraph" style:parent-style-name="Table_20_Contents">
      <style:text-properties officeooo:rsid="0006ca64" officeooo:paragraph-rsid="0006ca64"/>
    </style:style>
    <style:style style:name="P10" style:family="paragraph" style:parent-style-name="Table_20_Contents">
      <style:text-properties officeooo:rsid="000aa36f" officeooo:paragraph-rsid="000aa36f"/>
    </style:style>
    <style:style style:name="P11" style:family="paragraph" style:parent-style-name="Text_20_body">
      <style:text-properties officeooo:rsid="00029896" officeooo:paragraph-rsid="00029896"/>
    </style:style>
    <style:style style:name="P12" style:family="paragraph" style:parent-style-name="Text_20_body">
      <style:text-properties officeooo:rsid="00034dae" officeooo:paragraph-rsid="00034dae"/>
    </style:style>
    <style:style style:name="P13" style:family="paragraph" style:parent-style-name="Text_20_body">
      <style:text-properties officeooo:rsid="0006ca64" officeooo:paragraph-rsid="0006ca64"/>
    </style:style>
    <style:style style:name="P14" style:family="paragraph" style:parent-style-name="Text_20_body">
      <style:text-properties officeooo:rsid="00078170" officeooo:paragraph-rsid="00078170"/>
    </style:style>
    <style:style style:name="P15" style:family="paragraph" style:parent-style-name="Text_20_body">
      <style:text-properties officeooo:rsid="000aa36f" officeooo:paragraph-rsid="000aa36f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officeooo:rsid="000aa36f" officeooo:paragraph-rsid="000aa36f"/>
    </style:style>
    <style:style style:name="P17" style:family="paragraph" style:parent-style-name="Text_20_body" style:list-style-name="L1">
      <style:paragraph-properties fo:margin-top="0in" fo:margin-bottom="0in" style:contextual-spacing="false"/>
      <style:text-properties officeooo:rsid="000aa36f" officeooo:paragraph-rsid="000b9dc8"/>
    </style:style>
    <style:style style:name="P18" style:family="paragraph" style:parent-style-name="Text_20_body" style:list-style-name="L1">
      <style:paragraph-properties fo:margin-top="0in" fo:margin-bottom="0in" style:contextual-spacing="false"/>
      <style:text-properties officeooo:rsid="000b9dc8" officeooo:paragraph-rsid="000b9dc8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officeooo:rsid="000b9dc8" officeooo:paragraph-rsid="00197b1f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officeooo:rsid="000c29c5" officeooo:paragraph-rsid="000c29c5"/>
    </style:style>
    <style:style style:name="P21" style:family="paragraph" style:parent-style-name="Text_20_body" style:list-style-name="L1">
      <style:paragraph-properties fo:margin-top="0in" fo:margin-bottom="0in" style:contextual-spacing="false"/>
      <style:text-properties officeooo:paragraph-rsid="000cf9b7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00cf9b7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officeooo:rsid="000ef4aa" officeooo:paragraph-rsid="000ef4aa"/>
    </style:style>
    <style:style style:name="P24" style:family="paragraph" style:parent-style-name="Text_20_body" style:list-style-name="L3">
      <style:paragraph-properties fo:margin-top="0in" fo:margin-bottom="0in" style:contextual-spacing="false"/>
      <style:text-properties officeooo:rsid="000f807c" officeooo:paragraph-rsid="000f807c"/>
    </style:style>
    <style:style style:name="P25" style:family="paragraph" style:parent-style-name="Text_20_body" style:list-style-name="L3">
      <style:paragraph-properties fo:margin-top="0in" fo:margin-bottom="0in" style:contextual-spacing="false"/>
      <style:text-properties officeooo:rsid="0010353f" officeooo:paragraph-rsid="0010353f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officeooo:rsid="00111496" officeooo:paragraph-rsid="00111496"/>
    </style:style>
    <style:style style:name="P27" style:family="paragraph" style:parent-style-name="Text_20_body" style:list-style-name="L3">
      <style:paragraph-properties fo:margin-top="0in" fo:margin-bottom="0in" style:contextual-spacing="false"/>
      <style:text-properties officeooo:rsid="0011bd74" officeooo:paragraph-rsid="0011bd74"/>
    </style:style>
    <style:style style:name="P28" style:family="paragraph" style:parent-style-name="Text_20_body">
      <style:paragraph-properties fo:margin-top="0in" fo:margin-bottom="0in" style:contextual-spacing="false"/>
      <style:text-properties officeooo:rsid="0011bd74" officeooo:paragraph-rsid="001372e6"/>
    </style:style>
    <style:style style:name="P29" style:family="paragraph" style:parent-style-name="Text_20_body" style:list-style-name="L5">
      <style:paragraph-properties fo:margin-top="0in" fo:margin-bottom="0in" style:contextual-spacing="false"/>
      <style:text-properties officeooo:rsid="001372e6" officeooo:paragraph-rsid="001372e6"/>
    </style:style>
    <style:style style:name="P30" style:family="paragraph" style:parent-style-name="Text_20_body">
      <style:paragraph-properties fo:margin-top="0in" fo:margin-bottom="0in" style:contextual-spacing="false"/>
      <style:text-properties officeooo:rsid="001372e6" officeooo:paragraph-rsid="001372e6"/>
    </style:style>
    <style:style style:name="P31" style:family="paragraph" style:parent-style-name="Text_20_body" style:list-style-name="L6">
      <style:paragraph-properties fo:margin-top="0in" fo:margin-bottom="0in" style:contextual-spacing="false"/>
      <style:text-properties officeooo:rsid="0016065e" officeooo:paragraph-rsid="0016065e"/>
    </style:style>
    <style:style style:name="P32" style:family="paragraph" style:parent-style-name="Title">
      <style:text-properties officeooo:rsid="00029896" officeooo:paragraph-rsid="00029896"/>
    </style:style>
    <style:style style:name="T1" style:family="text">
      <style:text-properties officeooo:rsid="00034dae"/>
    </style:style>
    <style:style style:name="T2" style:family="text">
      <style:text-properties officeooo:rsid="00048730"/>
    </style:style>
    <style:style style:name="T3" style:family="text">
      <style:text-properties style:font-name="Ubuntu" officeooo:rsid="00048730"/>
    </style:style>
    <style:style style:name="T4" style:family="text">
      <style:text-properties officeooo:rsid="0005f1a3"/>
    </style:style>
    <style:style style:name="T5" style:family="text">
      <style:text-properties officeooo:rsid="00078170"/>
    </style:style>
    <style:style style:name="T6" style:family="text">
      <style:text-properties officeooo:rsid="00093a99"/>
    </style:style>
    <style:style style:name="T7" style:family="text">
      <style:text-properties officeooo:rsid="000c29c5"/>
    </style:style>
    <style:style style:name="T8" style:family="text">
      <style:text-properties officeooo:rsid="000cf9b7"/>
    </style:style>
    <style:style style:name="T9" style:family="text">
      <style:text-properties officeooo:rsid="000f807c"/>
    </style:style>
    <style:style style:name="T10" style:family="text">
      <style:text-properties officeooo:rsid="0010353f"/>
    </style:style>
    <style:style style:name="T11" style:family="text">
      <style:text-properties officeooo:rsid="00111496"/>
    </style:style>
    <style:style style:name="T12" style:family="text">
      <style:text-properties officeooo:rsid="001372e6"/>
    </style:style>
    <style:style style:name="T13" style:family="text">
      <style:text-properties officeooo:rsid="0015388a"/>
    </style:style>
    <style:style style:name="T14" style:family="text">
      <style:text-properties officeooo:rsid="00159fb5"/>
    </style:style>
    <style:style style:name="T15" style:family="text">
      <style:text-properties officeooo:rsid="0016065e"/>
    </style:style>
    <style:style style:name="T16" style:family="text">
      <style:text-properties officeooo:rsid="001799e1"/>
    </style:style>
    <style:style style:name="T17" style:family="text">
      <style:text-properties officeooo:rsid="00197b1f"/>
    </style:style>
    <style:style style:name="T18" style:family="text">
      <style:text-properties officeooo:rsid="001a2175"/>
    </style:style>
    <style:style style:name="T19" style:family="text">
      <style:text-properties officeooo:rsid="001bca1e"/>
    </style:style>
    <style:style style:name="T20" style:family="text">
      <style:text-properties officeooo:rsid="001e7e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Lox Implementation Guide</text:p>
      <text:h text:style-name="P1" text:outline-level="1">Introduction</text:h>
      <text:p text:style-name="P11">Lox is a hobby language developed <text:s/>to implement an interpreter from scratch. The implementation is inspired from the book “Crafting Interpreters by Robert Nystrom”. Th<text:span text:style-name="T1">is version of lox</text:span> interpreter is implemented in C++. </text:p>
      <text:h text:style-name="P2" text:outline-level="1">Lox Operator Precedence and Associativity </text:h>
      <text:p text:style-name="P12">Below table list the precedence and associativity of lox operators. Operators are listed top to bottom in descending precedence. It closely resembles to C++ language rules <text:span text:style-name="T4">(</text:span><text:a xlink:type="simple" xlink:href="https://en.cppreference.com/w/cpp/language/operator_precedence" text:style-name="Internet_20_link" text:visited-style-name="Visited_20_Internet_20_Link"><text:span text:style-name="T4">https://en.cppreference.com/w/cpp/language/operator_precedence</text:span></text:a><text:span text:style-name="T4">) </text:span>. Lox supports only the subset of C++ operators. <text:span text:style-name="T2">The last column in below table, representation means the actual token enumeration value in implementation. They are defined in ‘</text:span><text:span text:style-name="T3">token.h</text:span><text:span text:style-name="T2">’ fil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022452821696">
          <table:table-cell table:style-name="Table1.A1" office:value-type="string">
            <text:p text:style-name="P6">Precedence</text:p>
          </table:table-cell>
          <table:table-cell table:style-name="Table1.A1" office:value-type="string">
            <text:p text:style-name="P5">Operators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>Associativity</text:p>
          </table:table-cell>
          <table:table-cell table:style-name="Table1.E1" office:value-type="string">
            <text:p text:style-name="P7">Representation</text:p>
          </table:table-cell>
        </table:table-row>
        <table:table-row table:style-name="TableLine94022452821696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a++, a--</text:p>
          </table:table-cell>
          <table:table-cell table:style-name="Table1.A2" office:value-type="string">
            <text:p text:style-name="P7">Postfix increment/decrement operators</text:p>
          </table:table-cell>
          <table:table-cell table:style-name="Table1.A2" office:value-type="string">
            <text:p text:style-name="P7">Left to right</text:p>
          </table:table-cell>
          <table:table-cell table:style-name="Table1.E2" office:value-type="string">
            <text:p text:style-name="P7">incr, decr</text:p>
          </table:table-cell>
        </table:table-row>
        <table:table-row table:style-name="TableLine94022452821696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++a, --a,</text:p>
            <text:p text:style-name="P7">+a, -a</text:p>
            <text:p text:style-name="P7">!a, ~a</text:p>
          </table:table-cell>
          <table:table-cell table:style-name="Table1.A2" office:value-type="string">
            <text:p text:style-name="P7">Prefix increment/decrement operators,</text:p>
            <text:p text:style-name="P7">Unary plus and minus operators</text:p>
            <text:p text:style-name="P7">Logical not and bit-wise not operators</text:p>
          </table:table-cell>
          <table:table-cell table:style-name="Table1.A2" office:value-type="string">
            <text:p text:style-name="P7">Right to left</text:p>
          </table:table-cell>
          <table:table-cell table:style-name="Table1.E2" office:value-type="string">
            <text:p text:style-name="P7">incr, decr,</text:p>
            <text:p text:style-name="P7">plus, minus,</text:p>
            <text:p text:style-name="P7">lgNot, bwNot</text:p>
          </table:table-cell>
        </table:table-row>
        <table:table-row table:style-name="TableLine94022452821696"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a * b, a / b, a% b</text:p>
          </table:table-cell>
          <table:table-cell table:style-name="Table1.A2" office:value-type="string">
            <text:p text:style-name="P7">Binary multiplication, division and mod operators</text:p>
          </table:table-cell>
          <table:table-cell table:style-name="Table1.A2" office:value-type="string">
            <text:p text:style-name="P7">Left to right</text:p>
          </table:table-cell>
          <table:table-cell table:style-name="Table1.E2" office:value-type="string">
            <text:p text:style-name="P7">mul, div, mod</text:p>
          </table:table-cell>
        </table:table-row>
        <table:table-row table:style-name="TableLine94022452821696"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a + b, a - b</text:p>
          </table:table-cell>
          <table:table-cell table:style-name="Table1.A2" office:value-type="string">
            <text:p text:style-name="P7">Binary plus and minus operators</text:p>
          </table:table-cell>
          <table:table-cell table:style-name="Table1.A2" office:value-type="string">
            <text:p text:style-name="P7">Left to right</text:p>
          </table:table-cell>
          <table:table-cell table:style-name="Table1.E2" office:value-type="string">
            <text:p text:style-name="P7">plus, minus</text:p>
          </table:table-cell>
        </table:table-row>
        <table:table-row table:style-name="TableLine94022452821696"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Table_20_Contents">&lt;&lt;, &gt;&gt;</text:p>
          </table:table-cell>
          <table:table-cell table:style-name="Table1.A2" office:value-type="string">
            <text:p text:style-name="P7">Bit-wise left shift and right shift operators</text:p>
          </table:table-cell>
          <table:table-cell table:style-name="Table1.A2" office:value-type="string">
            <text:p text:style-name="P7">Left to right</text:p>
          </table:table-cell>
          <table:table-cell table:style-name="Table1.E2" office:value-type="string">
            <text:p text:style-name="P7">bwShlft, bwShRht</text:p>
          </table:table-cell>
        </table:table-row>
        <table:table-row table:style-name="TableLine94022452821696"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==, !=</text:p>
          </table:table-cell>
          <table:table-cell table:style-name="Table1.A2" office:value-type="string">
            <text:p text:style-name="P7">Equality operators</text:p>
          </table:table-cell>
          <table:table-cell table:style-name="Table1.A2" office:value-type="string">
            <text:p text:style-name="P7">Left to right</text:p>
          </table:table-cell>
          <table:table-cell table:style-name="Table1.E2" office:value-type="string">
            <text:p text:style-name="P7">eqEq, notEq</text:p>
          </table:table-cell>
        </table:table-row>
        <table:table-row table:style-name="TableLine94022452821696"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&amp;</text:p>
          </table:table-cell>
          <table:table-cell table:style-name="Table1.A2" office:value-type="string">
            <text:p text:style-name="P8">Bit-wise and operator</text:p>
          </table:table-cell>
          <table:table-cell table:style-name="Table1.A2" office:value-type="string">
            <text:p text:style-name="P8">Left to right</text:p>
          </table:table-cell>
          <table:table-cell table:style-name="Table1.E2" office:value-type="string">
            <text:p text:style-name="P8">bwAnd</text:p>
          </table:table-cell>
        </table:table-row>
        <table:table-row table:style-name="TableLine94022452821696"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^</text:p>
          </table:table-cell>
          <table:table-cell table:style-name="Table1.A2" office:value-type="string">
            <text:p text:style-name="P8">Bit-wise xor operator</text:p>
          </table:table-cell>
          <table:table-cell table:style-name="Table1.A2" office:value-type="string">
            <text:p text:style-name="P8">Left to right</text:p>
          </table:table-cell>
          <table:table-cell table:style-name="Table1.E2" office:value-type="string">
            <text:p text:style-name="P8">bwXor</text:p>
          </table:table-cell>
        </table:table-row>
        <table:table-row table:style-name="TableLine94022452821696"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|</text:p>
          </table:table-cell>
          <table:table-cell table:style-name="Table1.A2" office:value-type="string">
            <text:p text:style-name="P8">Bit-wise or operator</text:p>
          </table:table-cell>
          <table:table-cell table:style-name="Table1.A2" office:value-type="string">
            <text:p text:style-name="P8">Left to right</text:p>
          </table:table-cell>
          <table:table-cell table:style-name="Table1.E2" office:value-type="string">
            <text:p text:style-name="P8">bwOr</text:p>
          </table:table-cell>
        </table:table-row>
        <table:table-row table:style-name="TableLine94022452821696"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8">&amp;&amp;</text:p>
          </table:table-cell>
          <table:table-cell table:style-name="Table1.A2" office:value-type="string">
            <text:p text:style-name="P8">Logical and operator</text:p>
          </table:table-cell>
          <table:table-cell table:style-name="Table1.A2" office:value-type="string">
            <text:p text:style-name="P8">Left to right</text:p>
          </table:table-cell>
          <table:table-cell table:style-name="Table1.E2" office:value-type="string">
            <text:p text:style-name="P8">lgAnd</text:p>
          </table:table-cell>
        </table:table-row>
        <table:table-row table:style-name="TableLine94022452821696"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8">||</text:p>
          </table:table-cell>
          <table:table-cell table:style-name="Table1.A2" office:value-type="string">
            <text:p text:style-name="P8">Logical or operator</text:p>
          </table:table-cell>
          <table:table-cell table:style-name="Table1.A2" office:value-type="string">
            <text:p text:style-name="P8">Left to right</text:p>
          </table:table-cell>
          <table:table-cell table:style-name="Table1.E2" office:value-type="string">
            <text:p text:style-name="P8">lgOr</text:p>
          </table:table-cell>
        </table:table-row>
        <table:table-row table:style-name="TableLine94022452821696"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8">=,+=, -=, *=, /=, %=, &lt;&lt;=, &gt;&gt;=, &amp;=, ^=, <text:s/>|=</text:p>
          </table:table-cell>
          <table:table-cell table:style-name="Table1.A2" office:value-type="string">
            <text:p text:style-name="P8">Various direct/compound assignment operators</text:p>
          </table:table-cell>
          <table:table-cell table:style-name="Table1.A2" office:value-type="string">
            <text:p text:style-name="P8">Right to left</text:p>
          </table:table-cell>
          <table:table-cell table:style-name="Table1.E2" office:value-type="string">
            <text:p text:style-name="Table_20_Contents">eq, plusEq, minusEq, mulEq, divEq, modEq, andEq, orEq, <text:s/>xorEq,</text:p>
            <text:p text:style-name="Table_20_Contents"><text:s text:c="2"/>shLftEq, shRhtEq</text:p>
          </table:table-cell>
        </table:table-row>
        <table:table-row table:style-name="TableLine94022452821696">
          <table:table-cell table:style-name="Table1.A2" office:value-type="string">
            <text:p text:style-name="P9">14</text:p>
          </table:table-cell>
          <table:table-cell table:style-name="Table1.A2" office:value-type="string">
            <text:p text:style-name="Table_20_Contents">,</text:p>
          </table:table-cell>
          <table:table-cell table:style-name="Table1.A2" office:value-type="string">
            <text:p text:style-name="P9">Comma operator</text:p>
          </table:table-cell>
          <table:table-cell table:style-name="Table1.A2" office:value-type="string">
            <text:p text:style-name="P9">Left to right</text:p>
          </table:table-cell>
          <table:table-cell table:style-name="Table1.E2" office:value-type="string">
            <text:p text:style-name="P9">comma</text:p>
          </table:table-cell>
        </table:table-row>
      </table:table>
      <text:p text:style-name="P12"><text:soft-page-break/></text:p>
      <text:h text:style-name="P3" text:outline-level="1">Parser</text:h>
      <text:p text:style-name="P13">Below is the description of the parser algorithm that consumes tokens and generates AST (abstract syntax tree). The algorithm chosen for current implementation is recursive decedent parsing. Its a top down parser. <text:span text:style-name="T5">Below phrase is straight from the text “Crafting Interpreters”.</text:span></text:p>
      <text:p text:style-name="P14">“It’s called recursive descent because it walks down the grammar. <text:span text:style-name="T6">In a top-down parser you reachable lowest-precedence expressions first because they may in turn contain sub-expressions of higher precedence.”</text:span></text:p>
      <text:p text:style-name="P15">Praser Grammer</text:p>
      <table:table table:name="Table2" table:style-name="Table2">
        <table:table-column table:style-name="Table2.A" table:number-columns-repeated="2"/>
        <table:table-row table:style-name="TableLine94022448083728">
          <table:table-cell table:style-name="Table2.A1" office:value-type="string">
            <text:p text:style-name="P10">Grammar</text:p>
          </table:table-cell>
          <table:table-cell table:style-name="Table2.B1" office:value-type="string">
            <text:p text:style-name="P10">Description</text:p>
          </table:table-cell>
        </table:table-row>
        <table:table-row table:style-name="TableLine94022448083728">
          <table:table-cell table:style-name="Table2.A2" office:value-type="string">
            <text:p text:style-name="P10">Terminal</text:p>
          </table:table-cell>
          <table:table-cell table:style-name="Table2.B2" office:value-type="string">
            <text:p text:style-name="P10">Token. Grammar's alphabet. </text:p>
          </table:table-cell>
        </table:table-row>
        <table:table-row table:style-name="TableLine94022448083728">
          <table:table-cell table:style-name="Table2.A2" office:value-type="string">
            <text:p text:style-name="P10">Non-terminal</text:p>
          </table:table-cell>
          <table:table-cell table:style-name="Table2.B2" office:value-type="string">
            <text:p text:style-name="P10">Named reference to another rule. Call to that rule’s function</text:p>
          </table:table-cell>
        </table:table-row>
        <table:table-row table:style-name="TableLine94022448083728">
          <table:table-cell table:style-name="Table2.A2" office:value-type="string">
            <text:p text:style-name="P10">|</text:p>
          </table:table-cell>
          <table:table-cell table:style-name="Table2.B2" office:value-type="string">
            <text:p text:style-name="P10">(Or) match any of them. Picks the last function if none matched</text:p>
          </table:table-cell>
        </table:table-row>
        <table:table-row table:style-name="TableLine94022448083728">
          <table:table-cell table:style-name="Table2.A2" office:value-type="string">
            <text:p text:style-name="P10">*</text:p>
          </table:table-cell>
          <table:table-cell table:style-name="Table2.B2" office:value-type="string">
            <text:p text:style-name="P10">0 or more</text:p>
          </table:table-cell>
        </table:table-row>
        <table:table-row table:style-name="TableLine94022448083728">
          <table:table-cell table:style-name="Table2.A2" office:value-type="string">
            <text:p text:style-name="P10">+</text:p>
          </table:table-cell>
          <table:table-cell table:style-name="Table2.B2" office:value-type="string">
            <text:p text:style-name="P10">1 or more</text:p>
          </table:table-cell>
        </table:table-row>
        <table:table-row table:style-name="TableLine94022448083728">
          <table:table-cell table:style-name="Table2.A2" office:value-type="string">
            <text:p text:style-name="P10">?</text:p>
          </table:table-cell>
          <table:table-cell table:style-name="Table2.B2" office:value-type="string">
            <text:p text:style-name="P10">0 or 1</text:p>
          </table:table-cell>
        </table:table-row>
      </table:table>
      <text:p text:style-name="P15"/>
      <text:h text:style-name="P4" text:outline-level="2">Grammar</text:h>
      <text:list xml:id="list2901846405" text:style-name="L1">
        <text:list-item>
          <text:p text:style-name="P16"><text:span text:style-name="T10">p</text:span>rogram <text:tab/><text:tab/><text:tab/><text:tab/>→<text:tab/> <text:s/>(<text:span text:style-name="T10">d</text:span>eclaration)*</text:p>
        </text:list-item>
        <text:list-item>
          <text:p text:style-name="P17"><text:span text:style-name="T10">d</text:span>eclaration<text:tab/><text:tab/><text:tab/><text:tab/>→<text:tab/> <text:s/><text:span text:style-name="T10">v</text:span>ariable declaratio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7">| <text:s/><text:span text:style-name="T10">s</text:span>tatement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><text:span text:style-name="T10">v</text:span>ariable declaration<text:tab/><text:tab/>→ <text:s text:c="4"/>‘var’ IDENTIFIER<text:tab/> <text:span text:style-name="T15">(</text:span>‘=’ <text:span text:style-name="T8">expression</text:span><text:span text:style-name="T15">)?</text:span><text:span text:style-name="T8"> ‘;’</text:span></text:p>
        </text:list-item>
        <text:list-item>
          <text:p text:style-name="P18"><text:span text:style-name="T10">s</text:span>tatement<text:tab/><text:tab/><text:tab/><text:tab/>→<text:tab/> <text:s/><text:span text:style-name="T10">e</text:span>xpression statem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8">| <text:s/><text:span text:style-name="T10">p</text:span>rint <text:s/>statement</text:p>
                                          <text:p text:style-name="P18">| <text:s/><text:span text:style-name="T10">b</text:span>lock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><text:span text:style-name="T10">e</text:span>xpression statement<text:tab/><text:tab/>→ <text:s text:c="4"/><text:span text:style-name="T10">e</text:span>xpression(‘,’ expression)*’;’</text:p>
        </text:list-item>
        <text:list-item>
          <text:p text:style-name="P18"><text:span text:style-name="T10">p</text:span>rint statement<text:tab/><text:tab/><text:tab/>→ <text:s text:c="4"/>‘print’ expression (‘,’ expression)* ‘;’</text:p>
        </text:list-item>
        <text:list-item>
          <text:p text:style-name="P18"><text:span text:style-name="T10">b</text:span>lock<text:tab/><text:tab/><text:tab/><text:tab/><text:tab/>→ <text:s text:c="4"/>‘{‘ (declaration)* ‘}’</text:p>
        </text:list-item>
        <text:list-item>
          <text:p text:style-name="P18"><text:span text:style-name="T10">e</text:span>xpression<text:tab/><text:tab/><text:tab/><text:tab/>→ <text:s text:c="4"/><text:span text:style-name="T17">assignment</text:span></text:p>
        </text:list-item>
        <text:list-item>
          <text:p text:style-name="P21"><text:span text:style-name="T7">assignment<text:tab/><text:tab/><text:tab/><text:tab/>→<text:tab/> <text:s/></text:span><text:span text:style-name="T8">IDENTIFIER (‘=’ | ‘+=’ | ‘</text:span><text:span text:style-name="T4">-=’ </text:span><text:span text:style-name="T8">| ‘</text:span><text:span text:style-name="T4">*=’ | ‘/</text:span><text:span text:style-name="T8">=’ |</text:span></text:p>
        </text:list-item>
      </text:list>
      <text:p text:style-name="P22"><text:s text:c="11"/><text:tab/><text:tab/><text:tab/><text:tab/><text:tab/><text:tab/><text:tab/><text:tab/><text:tab/> <text:s text:c="3"/>‘%<text:span text:style-name="T8">=’ | </text:span>‘&lt;&lt;<text:span text:style-name="T8">=’ | ‘&gt;&gt;=’ | ‘&amp;=’ | ‘^=’ | ‘|=’) </text:span><text:span text:style-name="T16">assignment</text:span></text:p>
      <text:p text:style-name="P22"><text:tab/><text:tab/><text:tab/><text:tab/><text:tab/><text:tab/><text:tab/><text:tab/> <text:s text:c="3"/><text:span text:style-name="T8">| <text:s/></text:span><text:span text:style-name="T10">l</text:span><text:span text:style-name="T8">ogical-or</text:span></text:p>
      <text:list xml:id="list919446346" text:style-name="L3">
        <text:list-item>
          <text:p text:style-name="P23"><text:span text:style-name="T10">l</text:span>ogical-or<text:tab/><text:tab/><text:tab/><text:tab/>→ <text:s text:c="4"/><text:span text:style-name="T10">l</text:span><text:span text:style-name="T9">ogical-and (‘||’ </text:span><text:span text:style-name="T10">l</text:span><text:span text:style-name="T9">ogical-</text:span><text:span text:style-name="T19">and</text:span><text:span text:style-name="T9">)*</text:span></text:p>
        </text:list-item>
        <text:list-item>
          <text:p text:style-name="P24"><text:span text:style-name="T10">l</text:span>ogical-and<text:tab/><text:tab/><text:tab/><text:tab/>→<text:tab/> <text:s/><text:span text:style-name="T10">bitwise-or ( ‘&amp;&amp;’ </text:span><text:span text:style-name="T19">bitwise-or</text:span><text:span text:style-name="T10">)*</text:span></text:p>
        </text:list-item>
        <text:list-item>
          <text:p text:style-name="P25"><text:soft-page-break/>bitwise-or<text:tab/><text:tab/><text:tab/><text:tab/>→<text:tab/> <text:s/>bitwise-xor ( ‘|’ bitwise-<text:span text:style-name="T19">x</text:span>or)*</text:p>
        </text:list-item>
        <text:list-item>
          <text:p text:style-name="P25">bitwise-xor<text:tab/><text:tab/><text:tab/><text:tab/>→<text:tab/> <text:s/>bitwise-and ( ‘^’ bitwise-<text:span text:style-name="T19">and</text:span>)*</text:p>
        </text:list-item>
        <text:list-item>
          <text:p text:style-name="P25">bitwise-and<text:tab/><text:tab/><text:tab/><text:tab/>→<text:tab/> <text:s/>equality ( ‘&amp;’ <text:span text:style-name="T19">equality</text:span>)*</text:p>
        </text:list-item>
        <text:list-item>
          <text:p text:style-name="P25">equality<text:tab/><text:tab/><text:tab/><text:tab/><text:tab/>→ <text:s text:c="4"/>comparison <text:s/>‘==’ | ‘!=’ <text:s/>comparison</text:p>
        </text:list-item>
        <text:list-item>
          <text:p text:style-name="P25">comparison<text:tab/><text:tab/><text:tab/><text:tab/>→<text:tab/> <text:s/>bitwise-shift <text:s/>‘&lt;’ | ‘&lt;=’ | ‘&gt;’ | ‘&gt;=’ bitwise-shift</text:p>
        </text:list-item>
        <text:list-item>
          <text:p text:style-name="P25">bitwise-shift<text:tab/><text:tab/><text:tab/><text:tab/>→<text:tab/> <text:s/><text:span text:style-name="T11">term ( ‘&lt;&lt;’ | ‘&gt;&gt;’ term)*</text:span></text:p>
        </text:list-item>
        <text:list-item>
          <text:p text:style-name="P26">term<text:tab/><text:tab/><text:tab/><text:tab/><text:tab/>→<text:tab/> <text:s/>factor ( ‘+’ | ‘-’ factor)*</text:p>
        </text:list-item>
        <text:list-item>
          <text:p text:style-name="P26">factor<text:tab/><text:tab/><text:tab/><text:tab/><text:tab/>→ <text:s text:c="4"/>unary ( ‘*’ | ‘/’ | ‘%’ unary)*</text:p>
        </text:list-item>
        <text:list-item>
          <text:p text:style-name="P27">unary<text:tab/><text:tab/><text:tab/><text:tab/><text:tab/>→ <text:s text:c="4"/>( ‘+’ | ‘-’ | ‘!’ | ‘~’ ) unary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7">| <text:s text:c="2"/>prefix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prefix<text:tab/><text:tab/><text:tab/><text:tab/><text:tab/>→ <text:s text:c="5"/>(‘++’ | ‘--’<text:span text:style-name="T14">)</text:span> <text:span text:style-name="T12">IDENTIFIER</text:span></text:p>
        </text:list-item>
      </text:list>
      <text:p text:style-name="P28"><text:tab/><text:tab/><text:tab/><text:tab/><text:tab/><text:tab/><text:tab/><text:tab/> <text:s text:c="3"/><text:span text:style-name="T12">| <text:s text:c="3"/></text:span><text:span text:style-name="T15">suffix</text:span></text:p>
      <text:list xml:id="list3329932981" text:style-name="L6">
        <text:list-item>
          <text:p text:style-name="P31">suffix <text:s text:c="32"/>→ <text:s text:c="5"/><text:span text:style-name="T20">primary</text:span> (‘++’ | ‘–’)</text:p>
        </text:list-item>
      </text:list>
      <text:list xml:id="list3421017076" text:style-name="L5">
        <text:list-item>
          <text:p text:style-name="P29">primary<text:tab/><text:tab/><text:tab/><text:tab/><text:tab/>→ <text:s text:c="6"/>(‘true’ | ‘false’ | ‘NUMBER’ | ‘string’ <text:span text:style-name="T13">| ‘nil’</text:span>)</text:p>
        </text:list-item>
      </text:list>
      <text:p text:style-name="P30"><text:tab/><text:tab/><text:tab/><text:tab/><text:tab/><text:tab/><text:tab/><text:tab/> <text:s text:c="3"/>| <text:s text:c="4"/>‘(‘ expression ‘)’</text:p>
      <text:p text:style-name="P30"><text:s text:c="60"/><text:span text:style-name="T13">| <text:s text:c="3"/>IDENTIFI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pitch="variable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C059" svg:font-family="C059" style:font-pitch="variable"/>
    <style:font-face style:name="Cortoba" svg:font-family="Cortoba" style:font-pitch="variable"/>
    <style:font-face style:name="Jet" svg:font-family="Jet" style:font-pitch="variable"/>
    <style:font-face style:name="Lato Light" svg:font-family="'Lato Light'" style:font-pitch="variable"/>
    <style:font-face style:name="Lato Thin" svg:font-family="'Lato Thi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8:09:38.733946773</meta:creation-date>
    <meta:generator>LibreOffice/7.1.6.2$Linux_X86_64 LibreOffice_project/10$Build-2</meta:generator>
    <dc:date>2021-11-26T15:58:12.548816573</dc:date>
    <meta:editing-duration>P3DT19H46M26S</meta:editing-duration>
    <meta:editing-cycles>3</meta:editing-cycles>
    <meta:document-statistic meta:table-count="2" meta:image-count="0" meta:object-count="0" meta:page-count="3" meta:paragraph-count="133" meta:word-count="628" meta:character-count="3931" meta:non-whitespace-character-count="3142"/>
  </office:meta>
</office:document-meta>
</file>